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egoe UI" svg:font-family="'Segoe UI'"/>
    <style:font-face style:name="Segoe UI1" svg:font-family="'Segoe UI', 'Segoe UI Web (West European)', apple-system, BlinkMacSystemFont, Roboto, 'Helvetica Neue', sans-serif"/>
  </office:font-face-decls>
  <office:automatic-styles>
    <style:style style:name="P1" style:family="paragraph" style:parent-style-name="Heading_20_1">
      <style:paragraph-properties fo:text-align="center" style:justify-single-word="false"/>
    </style:style>
    <style:style style:name="P2" style:family="paragraph" style:parent-style-name="Heading_20_3">
      <style:paragraph-properties fo:margin-left="0cm" fo:margin-right="0cm" style:line-height-at-least="0.529cm" fo:text-indent="0cm" style:auto-text-indent="false"/>
      <style:text-properties fo:font-variant="normal" fo:text-transform="none" style:font-name="Segoe UI" fo:font-size="10.5pt" fo:font-style="normal" fo:font-weight="normal"/>
    </style:style>
    <style:style style:name="P3" style:family="paragraph" style:parent-style-name="Heading_20_4">
      <style:paragraph-properties fo:margin-left="0cm" fo:margin-right="0cm" style:line-height-at-least="0.529cm" fo:text-indent="0cm" style:auto-text-indent="false"/>
      <style:text-properties fo:font-variant="normal" fo:text-transform="none" style:font-name="Segoe UI" fo:font-size="10.5pt" fo:font-style="normal" fo:font-weight="normal"/>
    </style:style>
    <style:style style:name="P4" style:family="paragraph" style:parent-style-name="Text_20_body" style:list-style-name="L11">
      <style:paragraph-properties fo:margin-top="0cm" fo:margin-bottom="0cm" style:contextual-spacing="false" style:line-height-at-least="0.529cm"/>
      <style:text-properties fo:font-variant="normal" fo:text-transform="none" style:font-name="Segoe UI" fo:font-size="10.5pt" fo:font-style="normal" fo:font-weight="normal"/>
    </style:style>
    <style:style style:name="P5" style:family="paragraph" style:parent-style-name="Text_20_body" style:list-style-name="L11">
      <style:paragraph-properties style:line-height-at-least="0.529cm"/>
      <style:text-properties fo:font-variant="normal" fo:text-transform="none" style:font-name="Segoe UI" fo:font-size="10.5pt" fo:font-style="normal" fo:font-weight="normal"/>
    </style:style>
    <style:style style:name="P6" style:family="paragraph" style:parent-style-name="Text_20_body" style:list-style-name="L13">
      <style:paragraph-properties fo:margin-top="0cm" fo:margin-bottom="0cm" style:contextual-spacing="false" style:line-height-at-least="0.529cm"/>
      <style:text-properties fo:font-variant="normal" fo:text-transform="none" style:font-name="Segoe UI" fo:font-size="10.5pt" fo:font-style="normal" fo:font-weight="normal"/>
    </style:style>
    <style:style style:name="P7" style:family="paragraph" style:parent-style-name="Text_20_body" style:list-style-name="L13">
      <style:paragraph-properties style:line-height-at-least="0.529cm"/>
      <style:text-properties fo:font-variant="normal" fo:text-transform="none" style:font-name="Segoe UI" fo:font-size="10.5pt" fo:font-style="normal" fo:font-weight="normal"/>
    </style:style>
    <style:style style:name="P8" style:family="paragraph" style:parent-style-name="Text_20_body">
      <style:paragraph-properties style:line-height-at-least="0.529cm"/>
      <style:text-properties fo:font-variant="normal" fo:text-transform="none" style:font-name="Segoe UI" fo:font-size="10.5pt" fo:font-style="normal" fo:font-weight="normal"/>
    </style:style>
    <style:style style:name="P9" style:family="paragraph" style:parent-style-name="Text_20_body" style:list-style-name="L9">
      <style:paragraph-properties fo:margin-top="0cm" fo:margin-bottom="0cm" style:contextual-spacing="false" style:line-height-at-least="0.529cm"/>
    </style:style>
    <style:style style:name="P10" style:family="paragraph" style:parent-style-name="Text_20_body" style:list-style-name="L9">
      <style:paragraph-properties style:line-height-at-least="0.529cm"/>
    </style:style>
    <style:style style:name="P11" style:family="paragraph" style:parent-style-name="Text_20_body" style:list-style-name="L10">
      <style:paragraph-properties fo:margin-top="0cm" fo:margin-bottom="0cm" style:contextual-spacing="false" style:line-height-at-least="0.529cm"/>
    </style:style>
    <style:style style:name="P12" style:family="paragraph" style:parent-style-name="Text_20_body" style:list-style-name="L10">
      <style:paragraph-properties style:line-height-at-least="0.529cm"/>
    </style:style>
    <style:style style:name="P13" style:family="paragraph" style:parent-style-name="Text_20_body" style:list-style-name="L11">
      <style:paragraph-properties fo:margin-top="0cm" fo:margin-bottom="0cm" style:contextual-spacing="false" style:line-height-at-least="0.529cm"/>
    </style:style>
    <style:style style:name="P14" style:family="paragraph" style:parent-style-name="Text_20_body" style:list-style-name="L12">
      <style:paragraph-properties fo:margin-top="0cm" fo:margin-bottom="0cm" style:contextual-spacing="false" style:line-height-at-least="0.529cm"/>
    </style:style>
    <style:style style:name="P15" style:family="paragraph" style:parent-style-name="Text_20_body" style:list-style-name="L12">
      <style:paragraph-properties style:line-height-at-least="0.529cm"/>
    </style:style>
    <style:style style:name="P16" style:family="paragraph" style:parent-style-name="Text_20_body" style:list-style-name="L13">
      <style:paragraph-properties fo:margin-top="0cm" fo:margin-bottom="0cm" style:contextual-spacing="false" style:line-height-at-least="0.529cm"/>
    </style:style>
    <style:style style:name="P17" style:family="paragraph" style:parent-style-name="Text_20_body" style:list-style-name="L14">
      <style:paragraph-properties fo:margin-top="0cm" fo:margin-bottom="0cm" style:contextual-spacing="false" style:line-height-at-least="0.529cm"/>
    </style:style>
    <style:style style:name="P18" style:family="paragraph" style:parent-style-name="Text_20_body" style:list-style-name="L14">
      <style:paragraph-properties style:line-height-at-least="0.529cm"/>
    </style:style>
    <style:style style:name="P19" style:family="paragraph" style:parent-style-name="Text_20_body" style:list-style-name="L15">
      <style:paragraph-properties fo:margin-top="0cm" fo:margin-bottom="0cm" style:contextual-spacing="false" style:line-height-at-least="0.529cm"/>
    </style:style>
    <style:style style:name="P20" style:family="paragraph" style:parent-style-name="Text_20_body" style:list-style-name="L15">
      <style:paragraph-properties style:line-height-at-least="0.529cm"/>
    </style:style>
    <style:style style:name="P21" style:family="paragraph" style:parent-style-name="Text_20_body" style:list-style-name="L16">
      <style:paragraph-properties fo:margin-top="0cm" fo:margin-bottom="0cm" style:contextual-spacing="false" style:line-height-at-least="0.529cm"/>
    </style:style>
    <style:style style:name="P22" style:family="paragraph" style:parent-style-name="Text_20_body" style:list-style-name="L16">
      <style:paragraph-properties style:line-height-at-least="0.529cm"/>
    </style:style>
    <style:style style:name="P23" style:family="paragraph" style:parent-style-name="Text_20_body" style:list-style-name="L17"/>
    <style:style style:name="P24" style:family="paragraph" style:parent-style-name="Text_20_body" style:list-style-name="L17">
      <style:paragraph-properties fo:margin-top="0cm" fo:margin-bottom="0cm" style:contextual-spacing="false"/>
    </style:style>
    <style:style style:name="P25" style:family="paragraph" style:parent-style-name="Text_20_body" style:list-style-name="L18"/>
    <style:style style:name="P26" style:family="paragraph" style:parent-style-name="Text_20_body" style:list-style-name="L18">
      <style:paragraph-properties fo:margin-top="0cm" fo:margin-bottom="0cm" style:contextual-spacing="false"/>
    </style:style>
    <style:style style:name="P27" style:family="paragraph" style:parent-style-name="Text_20_body" style:list-style-name="L19"/>
    <style:style style:name="P28" style:family="paragraph" style:parent-style-name="Text_20_body" style:list-style-name="L19">
      <style:paragraph-properties fo:margin-top="0cm" fo:margin-bottom="0cm" style:contextual-spacing="false"/>
    </style:style>
    <style:style style:name="P29" style:family="paragraph" style:parent-style-name="Text_20_body" style:list-style-name="L20"/>
    <style:style style:name="P30" style:family="paragraph" style:parent-style-name="Text_20_body" style:list-style-name="L20">
      <style:paragraph-properties fo:margin-top="0cm" fo:margin-bottom="0cm" style:contextual-spacing="false"/>
    </style:style>
    <style:style style:name="P31" style:family="paragraph" style:parent-style-name="Text_20_body" style:list-style-name="L21"/>
    <style:style style:name="P32" style:family="paragraph" style:parent-style-name="Text_20_body" style:list-style-name="L21">
      <style:paragraph-properties fo:margin-top="0cm" fo:margin-bottom="0cm" style:contextual-spacing="false"/>
    </style:style>
    <style:style style:name="P33" style:family="paragraph" style:parent-style-name="Text_20_body" style:list-style-name="L22"/>
    <style:style style:name="P34" style:family="paragraph" style:parent-style-name="Text_20_body" style:list-style-name="L22">
      <style:paragraph-properties fo:margin-top="0cm" fo:margin-bottom="0cm" style:contextual-spacing="false"/>
    </style:style>
    <style:style style:name="P35" style:family="paragraph" style:parent-style-name="Text_20_body" style:list-style-name="L23"/>
    <style:style style:name="P36" style:family="paragraph" style:parent-style-name="Text_20_body" style:list-style-name="L23">
      <style:paragraph-properties fo:margin-top="0cm" fo:margin-bottom="0cm" style:contextual-spacing="false"/>
    </style:style>
    <style:style style:name="P37" style:family="paragraph" style:parent-style-name="Text_20_body" style:list-style-name="L24"/>
    <style:style style:name="P38" style:family="paragraph" style:parent-style-name="Text_20_body" style:list-style-name="L24">
      <style:paragraph-properties fo:margin-top="0cm" fo:margin-bottom="0cm" style:contextual-spacing="false"/>
    </style:style>
    <style:style style:name="T1" style:family="text">
      <style:text-properties fo:font-variant="normal" fo:text-transform="none" style:font-name="Segoe UI" fo:font-size="10.5pt" fo:font-style="normal" fo:font-weight="normal"/>
    </style:style>
    <text:list-style style:name="L1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/>
      </text:list-level-style-bullet>
      <text:list-level-style-bullet text:level="2" text:style-name="Bullet_20_Symbols" loext:num-list-format="%2%." style:num-suffix="." text:bullet-char="•">
        <style:list-level-properties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Regras de Negócios Detalhadas para Reembolso</text:h>
      <text:h text:style-name="Heading_20_2" text:outline-level="2">1. Campos Ocultos e Controle de Interface</text:h>
      <text:list text:style-name="L17">
        <text:list-item>
          <text:p text:style-name="P24"><text:span text:style-name="Strong_20_Emphasis">Esconder/Mostrar Controles:</text:span> </text:p>
          <text:list>
            <text:list-item>
              <text:p text:style-name="P24"><text:span text:style-name="Source_20_Text">Validation__</text:span>: Exibido durante a validação inicial. </text:p>
            </text:list-item>
            <text:list-item>
              <text:p text:style-name="P24"><text:span text:style-name="Source_20_Text">Erros_Validacao__</text:span>: Oculto para evitar exibição de erros desnecessários. </text:p>
            </text:list-item>
            <text:list-item>
              <text:p text:style-name="P24"><text:span text:style-name="Source_20_Text">Busca_Forn__</text:span>: Exibido para permitir a busca de fornecedores. </text:p>
            </text:list-item>
            <text:list-item>
              <text:p text:style-name="P24"><text:span text:style-name="Source_20_Text">Departamento__</text:span>: Configurado como editável. </text:p>
            </text:list-item>
            <text:list-item>
              <text:p text:style-name="P24"><text:span text:style-name="Source_20_Text">Cargo__</text:span>: Configurado como somente leitura. </text:p>
            </text:list-item>
            <text:list-item>
              <text:p text:style-name="P24"><text:span text:style-name="Source_20_Text">SAP_OK__</text:span>, <text:span text:style-name="Source_20_Text">Codigo_RZE__</text:span>, <text:span text:style-name="Source_20_Text">Workflow__.Passo__</text:span>: Ocultos para simplificar a interface. </text:p>
            </text:list-item>
            <text:list-item>
              <text:p text:style-name="P24"><text:span text:style-name="Source_20_Text">Tabela_Impostos</text:span>, <text:span text:style-name="Source_20_Text">Campos_de_Preenchimento_do_Contas_a_Pagar</text:span>: Ocultos inicialmente e exibidos conforme necessário. </text:p>
            </text:list-item>
            <text:list-item>
              <text:p text:style-name="P23"><text:span text:style-name="Source_20_Text">Referencia__</text:span>: Configurado como somente leitura, exceto quando <text:span text:style-name="Source_20_Text">Pagamento_Fornecedor__</text:span> está ativo. </text:p>
            </text:list-item>
          </text:list>
        </text:list-item>
      </text:list>
      <text:h text:style-name="Heading_20_2" text:outline-level="2">2. Validação de Dados</text:h>
      <text:list text:style-name="L18">
        <text:list-item>
          <text:p text:style-name="P25"><text:span text:style-name="Strong_20_Emphasis">Validação Inicial:</text:span></text:p>
          <text:list>
            <text:list-item>
              <text:p text:style-name="P26">Se <text:span text:style-name="Source_20_Text">Validation__</text:span> for "FIRST" ou "EXTERNAL", os campos são inicializados adequadamente. </text:p>
            </text:list-item>
            <text:list-item>
              <text:p text:style-name="P26"><text:span text:style-name="Source_20_Text">Referencia__</text:span> é configurado como editável se <text:span text:style-name="Source_20_Text">Pagamento_Fornecedor__</text:span> estiver ativo. </text:p>
            </text:list-item>
          </text:list>
        </text:list-item>
        <text:list-item>
          <text:p text:style-name="P25"><text:span text:style-name="Strong_20_Emphasis">Validação de Aprovação:</text:span></text:p>
          <text:list>
            <text:list-item>
              <text:p text:style-name="P26">Durante a fase de aprovação (<text:span text:style-name="Source_20_Text">APLAST</text:span>, <text:span text:style-name="Source_20_Text">FINALIZADO</text:span>, <text:span text:style-name="Source_20_Text">RETORNO SAP</text:span>), <text:span text:style-name="Source_20_Text">Tabela_Impostos</text:span> e <text:span text:style-name="Source_20_Text">Campos_de_Preenchimento_do_Contas_a_Pagar</text:span> são exibidos. </text:p>
            </text:list-item>
            <text:list-item>
              <text:p text:style-name="P25">Se <text:span text:style-name="Source_20_Text">Validation__</text:span> for "APPROVE", "APPROVE2" ou "VALIDACAO", <text:span text:style-name="Source_20_Text">Workflow</text:span> é configurado como somente leitura ou editável com base em condições específicas. </text:p>
            </text:list-item>
          </text:list>
        </text:list-item>
      </text:list>
      <text:h text:style-name="Heading_20_2" text:outline-level="2">3. Fluxo de Trabalho (Workflow)</text:h>
      <text:list text:style-name="L19">
        <text:list-item>
          <text:p text:style-name="P27"><text:span text:style-name="Strong_20_Emphasis">Controle de Aprovação:</text:span></text:p>
          <text:list>
            <text:list-item>
              <text:p text:style-name="P28">Quando <text:span text:style-name="Source_20_Text">Approvador__</text:span> é alterado, uma função específica é executada para garantir que todas as condições de aprovação sejam atendidas. </text:p>
            </text:list-item>
          </text:list>
        </text:list-item>
        <text:list-item>
          <text:p text:style-name="P27"><text:span text:style-name="Strong_20_Emphasis">Validação de Aprovação Duplicada:</text:span></text:p>
          <text:list>
            <text:list-item>
              <text:p text:style-name="P28"><text:soft-page-break/>Para evitar que um mesmo aprovador aprove a mesma solicitação mais de uma vez, o sistema verifica se o aprovador já realizou uma aprovação anterior. </text:p>
            </text:list-item>
          </text:list>
        </text:list-item>
        <text:list-item>
          <text:p text:style-name="P27"><text:span text:style-name="Strong_20_Emphasis">Etapas do Workflow:</text:span></text:p>
          <text:list>
            <text:list-item>
              <text:p text:style-name="P28">O workflow inclui etapas como submissão inicial, revisão, aprovação por diferentes níveis hierárquicos e finalização. Cada etapa tem suas próprias regras e validações. </text:p>
            </text:list-item>
          </text:list>
        </text:list-item>
        <text:list-item>
          <text:p text:style-name="P27"><text:span text:style-name="Strong_20_Emphasis">Cláusulas de Aprovação Baseadas no Valor Total:</text:span></text:p>
          <text:list>
            <text:list-item>
              <text:p text:style-name="P28">Para valores acima de R$ 10.000,00, é necessária a aprovação de um gerente. </text:p>
            </text:list-item>
            <text:list-item>
              <text:p text:style-name="P27">Para valores acima de R$ 50.000,00, é necessária a aprovação de um diretor. </text:p>
            </text:list-item>
          </text:list>
        </text:list-item>
      </text:list>
      <text:h text:style-name="Heading_20_2" text:outline-level="2">4. Consultas e Atualizações de Banco de Dados</text:h>
      <text:list text:style-name="L20">
        <text:list-item>
          <text:p text:style-name="P29"><text:span text:style-name="Strong_20_Emphasis">Consultas de Usuários e Fornecedores:</text:span></text:p>
          <text:list>
            <text:list-item>
              <text:p text:style-name="P30">Durante o processo, são realizadas consultas para buscar informações de usuários e fornecedores. Por exemplo, a consulta <text:span text:style-name="Source_20_Text">query_Usuario</text:span> busca informações de usuários com base no CPF ou CNPJ fornecido. </text:p>
            </text:list-item>
          </text:list>
        </text:list-item>
        <text:list-item>
          <text:p text:style-name="P29"><text:span text:style-name="Strong_20_Emphasis">Atualização de Campos:</text:span></text:p>
          <text:list>
            <text:list-item>
              <text:p text:style-name="P29">Com base nos resultados das consultas, os campos <text:span text:style-name="Source_20_Text">Descricao__</text:span> e <text:span text:style-name="Source_20_Text">Fornecedor__</text:span> são atualizados automaticamente para garantir que as informações mais recentes e precisas sejam usadas em todo o processo. </text:p>
            </text:list-item>
          </text:list>
        </text:list-item>
      </text:list>
      <text:h text:style-name="Heading_20_2" text:outline-level="2">5. Regras de Aprovação e Alçadas</text:h>
      <text:list text:style-name="L21">
        <text:list-item>
          <text:p text:style-name="P31"><text:span text:style-name="Strong_20_Emphasis">Definição de Alçadas:</text:span></text:p>
          <text:list>
            <text:list-item>
              <text:p text:style-name="P32">As alçadas de aprovação são definidas com base no valor total da nota. Por exemplo, valores entre R$ 5.000,00 e R$ 10.000,00 podem ser aprovados por supervisores, enquanto valores acima de R$ 10.000,00 exigem a aprovação de gerentes ou diretores. </text:p>
            </text:list-item>
          </text:list>
        </text:list-item>
        <text:list-item>
          <text:p text:style-name="P31"><text:span text:style-name="Strong_20_Emphasis">Validação de Alçadas:</text:span></text:p>
          <text:list>
            <text:list-item>
              <text:p text:style-name="P32">Existem validações específicas para garantir que a aprovação seja feita pelo cargo correto. Por exemplo, se o valor total for superior a R$ 10.000,00, a aprovação deve ser feita por um gerente. </text:p>
            </text:list-item>
          </text:list>
        </text:list-item>
        <text:list-item>
          <text:p text:style-name="P31"><text:span text:style-name="Strong_20_Emphasis">Cláusulas de Aprovação Baseadas no Valor Total:</text:span></text:p>
          <text:list>
            <text:list-item>
              <text:p text:style-name="P31">Dependendo do valor total do adiantamento, diferentes níveis de aprovação são necessários. Por exemplo, valores acima de R$ 50.000,00 exigem a aprovação de um diretor. </text:p>
            </text:list-item>
          </text:list>
        </text:list-item>
      </text:list>
      <text:h text:style-name="Heading_20_2" text:outline-level="2">6. Regras de Preenchimento Automático</text:h>
      <text:list text:style-name="L22">
        <text:list-item>
          <text:p text:style-name="P34"><text:span text:style-name="Strong_20_Emphasis">Preenchimento de Campos:</text:span> </text:p>
          <text:list>
            <text:list-item>
              <text:p text:style-name="P33">Alguns campos são preenchidos automaticamente com base em outras informações disponíveis no sistema. Por exemplo, o campo <text:span text:style-name="Source_20_Text">OB_Brand__</text:span> é preenchido automaticamente com o valor retornado pela consulta <text:span text:style-name="Source_20_Text">query_Brand</text:span>. </text:p>
            </text:list-item>
          </text:list>
        </text:list-item>
      </text:list>
      <text:h text:style-name="Heading_20_2" text:outline-level="2"><text:soft-page-break/>7. Regras de Erro e Alerta</text:h>
      <text:list text:style-name="L23">
        <text:list-item>
          <text:p text:style-name="P36"><text:span text:style-name="Strong_20_Emphasis">Mensagens de Erro e Alerta:</text:span> </text:p>
          <text:list>
            <text:list-item>
              <text:p text:style-name="P35">Mensagens de erro e alerta são exibidas para o usuário em caso de validações falhas. Por exemplo, se o campo <text:span text:style-name="Source_20_Text">Data_Fatura__</text:span> não for preenchido, uma mensagem de erro é exibida para alertar o usuário. </text:p>
            </text:list-item>
          </text:list>
        </text:list-item>
      </text:list>
      <text:h text:style-name="Heading_20_2" text:outline-level="2">8. Regras Específicas de Campos</text:h>
      <text:list text:style-name="L24">
        <text:list-item>
          <text:p text:style-name="P37"><text:span text:style-name="Strong_20_Emphasis">Campos Obrigatórios:</text:span></text:p>
          <text:list>
            <text:list-item>
              <text:p text:style-name="P38">Certos campos, como <text:span text:style-name="Source_20_Text">Data_Fatura__</text:span> e <text:span text:style-name="Source_20_Text">Valor_Total__</text:span>, são obrigatórios e devem ser preenchidos antes que o processo possa continuar. Isso garante que todas as informações necessárias sejam fornecidas. </text:p>
            </text:list-item>
          </text:list>
        </text:list-item>
        <text:list-item>
          <text:p text:style-name="P37"><text:span text:style-name="Strong_20_Emphasis">Regras de Formatação:</text:span></text:p>
          <text:list>
            <text:list-item>
              <text:p text:style-name="P37">Existem regras específicas de formatação aplicadas a certos campos para garantir que os dados sejam inseridos de maneira consistente. Por exemplo, o campo <text:span text:style-name="Source_20_Text">N_Atribuicao__</text:span> é formatado com a referência apropriada. </text:p>
            </text:list-item>
          </text:list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  <style:font-face style:name="Segoe UI" svg:font-family="'Segoe UI'"/>
    <style:font-face style:name="Segoe UI1" svg:font-family="'Segoe UI', 'Segoe UI Web (West European)', apple-system, BlinkMacSystemFont, Roboto, 'Helvetica Neue', sans-serif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212cm" fo:margin-bottom="0.212cm" style:contextual-spacing="false"/>
      <style:text-properties style:font-name="Liberation Serif" fo:font-family="'Liberation Serif'" style:font-family-generic="roman" style:font-pitch="variable" fo:font-size="12pt" fo:font-weight="bold" style:font-name-asian="Noto Serif CJK SC" style:font-family-asian="'Noto Serif CJK SC'" style:font-family-generic-asian="system" style:font-pitch-asian="variable" style:font-size-asian="12pt" style:font-weight-asian="bold" style:font-name-complex="Noto Sans Devanagari1" style:font-family-complex="'Noto Sans Devanagari'" style:font-family-generic-complex="system" style:font-pitch-complex="variable" style:font-size-complex="12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Noto Sans Devanagari1" style:font-family-complex="'Noto Sans Devanagari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02T04:00:32.017173275</meta:creation-date>
    <meta:print-date>2025-01-02T04:00:48.809808355</meta:print-date>
    <meta:printed-by>Arquivos PDF</meta:printed-by>
    <dc:date>2025-01-02T04:56:50.378323960</dc:date>
    <meta:editing-duration>PT46M7S</meta:editing-duration>
    <meta:editing-cycles>1</meta:editing-cycles>
    <meta:document-statistic meta:table-count="0" meta:image-count="0" meta:object-count="0" meta:page-count="3" meta:paragraph-count="51" meta:word-count="630" meta:character-count="4226" meta:non-whitespace-character-count="3660"/>
    <meta:generator>LibreOffice/24.2.7.2$Linux_X86_64 LibreOffice_project/420$Build-2</meta:generator>
  </office:meta>
</office:document-meta>
</file>